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928) rotate (-1.97309471937959) translate (5.3342888355282cm 3.53985898354334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3) rotate (-1.18577669380495) translate (5.59204134706709cm 3.0289617805383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7871670420358cm 5.70962437916043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515791145399cm 3.3107947751292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3.593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76577737704cm 7.218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66244787323cm 5.8649614417958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09) rotate (-2.1556561591382) translate (4.103623985261cm 6.709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07:46.732000000</dc:date>
    <meta:editing-duration>PT4M18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